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3.0764in" table:align="margins"/>
    </style:style>
    <style:style style:name="Table5.A" style:family="table-column">
      <style:table-column-properties style:column-width="1.125in" style:rel-column-width="23965*"/>
    </style:style>
    <style:style style:name="Table5.B" style:family="table-column">
      <style:table-column-properties style:column-width="1.9514in" style:rel-column-width="415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0764in" table:align="margins"/>
    </style:style>
    <style:style style:name="Table2.A" style:family="table-column">
      <style:table-column-properties style:column-width="1.125in" style:rel-column-width="23965*"/>
    </style:style>
    <style:style style:name="Table2.B" style:family="table-column">
      <style:table-column-properties style:column-width="1.9514in" style:rel-column-width="415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23965*"/>
    </style:style>
    <style:style style:name="Table3.B" style:family="table-column">
      <style:table-column-properties style:column-width="1.9514in" style:rel-column-width="415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2" style:family="paragraph" style:parent-style-name="Table_20_Contents">
      <style:paragraph-properties fo:text-align="start" style:justify-single-word="false"/>
      <style:text-properties style:font-name="FreeSerif" fo:font-size="10pt" officeooo:rsid="00201c2a" officeooo:paragraph-rsid="00201c2a" style:font-size-asian="10pt" style:font-size-complex="10pt"/>
    </style:style>
    <style:style style:name="P3" style:family="paragraph" style:parent-style-name="Table_20_Contents">
      <style:paragraph-properties fo:text-align="start" style:justify-single-word="false"/>
      <style:text-properties style:font-name="FreeSerif" fo:font-size="10pt" officeooo:rsid="0020c2c0" officeooo:paragraph-rsid="0020c2c0" style:font-size-asian="10pt" style:font-size-complex="10pt"/>
    </style:style>
    <style:style style:name="P4"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5" style:family="paragraph" style:parent-style-name="Table_20_Contents">
      <style:paragraph-properties fo:text-align="start" style:justify-single-word="false"/>
      <style:text-properties style:font-name="FreeSerif" fo:font-size="10pt" fo:font-weight="bold" officeooo:rsid="001f63a5" officeooo:paragraph-rsid="001f63a5" style:font-size-asian="10pt" style:font-weight-asian="bold" style:font-size-complex="10pt" style:font-weight-complex="bold"/>
    </style:style>
    <style:style style:name="P6"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141dbd" style:font-size-asian="10pt" style:font-weight-asian="normal" style:font-size-complex="10pt" style:font-weight-complex="normal"/>
    </style:style>
    <style:style style:name="P7" style:family="paragraph" style:parent-style-name="Standard">
      <style:text-properties style:font-name="Cormorant Garamond" fo:font-size="11pt" style:text-underline-style="none" fo:font-weight="normal" officeooo:rsid="00119b1f" officeooo:paragraph-rsid="0012d549" style:font-size-asian="11pt" style:font-weight-asian="normal" style:font-size-complex="11pt" style:font-weight-complex="normal"/>
    </style:style>
    <style:style style:name="P8" style:family="paragraph" style:parent-style-name="Standard">
      <style:text-properties style:font-name="Cormorant Garamond" fo:font-size="18pt" fo:font-weight="bold" officeooo:rsid="00201c2a" officeooo:paragraph-rsid="00201c2a" style:font-size-asian="15.75pt" style:font-weight-asian="bold" style:font-size-complex="18pt" style:font-weight-complex="bold"/>
    </style:style>
    <style:style style:name="P9" style:family="paragraph" style:parent-style-name="Standard">
      <style:text-properties style:text-position="0% 100%" style:font-name="FreeSerif" fo:font-size="11pt" style:text-underline-style="none" fo:font-weight="normal" officeooo:rsid="00141dbd" officeooo:paragraph-rsid="00141dbd" style:font-size-asian="9.60000038146973pt" style:font-weight-asian="normal" style:font-size-complex="11pt" style:font-weight-complex="normal"/>
    </style:style>
    <style:style style:name="P10" style:family="paragraph" style:parent-style-name="Standard">
      <style:text-properties style:text-position="0% 100%" style:font-name="FreeSerif" fo:font-size="11pt" style:text-underline-style="none" fo:font-weight="normal" officeooo:rsid="0015939b" officeooo:paragraph-rsid="0015939b" style:font-size-asian="9.60000038146973pt" style:font-weight-asian="normal" style:font-size-complex="11pt" style:font-weight-complex="normal"/>
    </style:style>
    <style:style style:name="P11" style:family="paragraph" style:parent-style-name="Standard">
      <style:text-properties style:text-position="0% 100%" style:font-name="FreeSerif" fo:font-size="11pt" style:text-underline-style="none" fo:font-weight="normal" officeooo:rsid="0020c2c0" officeooo:paragraph-rsid="0020c2c0" style:font-size-asian="9.60000038146973pt" style:font-weight-asian="normal" style:font-size-complex="11pt" style:font-weight-complex="normal"/>
    </style:style>
    <style:style style:name="P12" style:family="paragraph" style:parent-style-name="Standard">
      <style:text-properties style:text-position="0% 100%"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13" style:family="paragraph" style:parent-style-name="Standard">
      <style:text-properties style:text-position="0% 100%"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14" style:family="paragraph" style:parent-style-name="Standard">
      <style:text-properties style:text-position="0% 100%" style:font-name="FreeSerif" fo:font-size="12pt" fo:font-style="normal" style:text-underline-style="none" fo:font-weight="normal" officeooo:rsid="001562fa" officeooo:paragraph-rsid="00141db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FreeSerif" fo:font-size="10pt" style:text-underline-style="none" fo:font-weight="normal" officeooo:rsid="001e5375" officeooo:paragraph-rsid="001dd8ce"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FreeSerif" fo:font-size="10pt" style:text-underline-style="none" fo:font-weight="normal" officeooo:rsid="00201c2a" officeooo:paragraph-rsid="00201c2a"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FreeSerif" fo:font-size="10pt" style:text-underline-style="none" fo:font-weight="bold" officeooo:rsid="001e5375" officeooo:paragraph-rsid="001dd8ce" style:font-size-asian="10pt" style:font-weight-asian="bold" style:font-size-complex="10pt" style:font-weight-complex="bold"/>
    </style:style>
    <style:style style:name="P18" style:family="paragraph" style:parent-style-name="Text_20_body">
      <style:text-properties fo:font-weight="bold" officeooo:rsid="00195fe4" officeooo:paragraph-rsid="00195fe4"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weight="normal" officeooo:rsid="00195fe4" officeooo:paragraph-rsid="00195fe4" style:font-weight-asian="normal" style:font-weight-complex="normal"/>
    </style:style>
    <style:style style:name="P21" style:family="paragraph" style:parent-style-name="Text_20_body">
      <style:text-properties fo:font-weight="normal" officeooo:rsid="00201c2a" officeooo:paragraph-rsid="00201c2a" style:font-weight-asian="normal" style:font-weight-complex="normal"/>
    </style:style>
    <style:style style:name="P22" style:family="paragraph" style:parent-style-name="Frame_20_contents">
      <style:paragraph-properties fo:text-align="center" style:justify-single-word="false"/>
      <style:text-properties style:font-name="FreeSerif" fo:font-size="13pt" officeooo:rsid="00201c2a" officeooo:paragraph-rsid="00201c2a" style:font-size-asian="13pt" style:font-size-complex="13pt"/>
    </style:style>
    <style:style style:name="P23" style:family="paragraph" style:parent-style-name="Standard" style:list-style-name="L1">
      <style:text-properties style:text-position="0% 100%" style:font-name="FreeSerif" fo:font-size="11pt" fo:font-style="normal" style:text-underline-style="none" fo:font-weight="normal" officeooo:rsid="00201c2a" officeooo:paragraph-rsid="00201c2a" style:font-size-asian="9.60000038146973pt" style:font-style-asian="normal" style:font-weight-asian="normal" style:font-size-complex="11pt" style:font-style-complex="normal" style:font-weight-complex="normal"/>
    </style:style>
    <style:style style:name="T1" style:family="text">
      <style:text-properties officeooo:rsid="00195fe4"/>
    </style:style>
    <style:style style:name="T2" style:family="text">
      <style:text-properties officeooo:rsid="0020c2c0"/>
    </style:style>
    <style:style style:name="T3" style:family="text">
      <style:text-properties officeooo:rsid="0021d0c1"/>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Frame1" text:anchor-type="paragraph" svg:width="3.1957in" draw:z-index="0"><draw:text-box fo:min-height="4.4681in"><text:p text:style-name="P22">Goya <text:span text:style-name="T2">Miyu</text:span></text:p><text:p text:style-name="P6">ゴヤ・ミユ</text:p><text:p text:style-name="P6"/><text:p text:style-name="P17">Nicknames:</text:p><text:p text:style-name="P16">???</text:p><text:p text:style-name="P15"/><table:table table:name="Table5" table:style-name="Table5"><table:table-column table:style-name="Table5.A"/><table:table-column table:style-name="Table5.B"/><table:table-row><table:table-cell table:style-name="Table5.A1" office:value-type="string"><text:p text:style-name="P4">Gender</text:p></table:table-cell><table:table-cell table:style-name="Table5.B1" office:value-type="string"><text:p text:style-name="P3">Female</text:p></table:table-cell></table:table-row><table:table-row><table:table-cell table:style-name="Table5.A2" office:value-type="string"><text:p text:style-name="P4">Age</text:p></table:table-cell><table:table-cell table:style-name="Table5.B2" office:value-type="string"><text:p text:style-name="P3">23</text:p></table:table-cell></table:table-row><table:table-row><table:table-cell table:style-name="Table5.A2" office:value-type="string"><text:p text:style-name="P5">Birthday</text:p></table:table-cell><table:table-cell table:style-name="Table5.B2" office:value-type="string"><text:p text:style-name="P1">???</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4">Height</text:p></table:table-cell><table:table-cell table:style-name="Table2.B1" office:value-type="string"><text:p text:style-name="P2"><text:span text:style-name="T2">178</text:span> cm (5’<text:span text:style-name="T2">10</text:span>.1”)</text:p></table:table-cell></table:table-row><table:table-row><table:table-cell table:style-name="Table2.A2" office:value-type="string"><text:p text:style-name="P4">Weight</text:p></table:table-cell><table:table-cell table:style-name="Table2.B2" office:value-type="string"><text:p text:style-name="P2"><text:span text:style-name="T2">61</text:span> kg (<text:span text:style-name="T2">134.5</text:span> lb)</text:p></table:table-cell></table:table-row><table:table-row><table:table-cell table:style-name="Table2.A2" office:value-type="string"><text:p text:style-name="P4">B/W/H</text:p></table:table-cell><table:table-cell table:style-name="Table2.B2" office:value-type="string"><text:p text:style-name="P1">???</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4">Hair</text:p></table:table-cell><table:table-cell table:style-name="Table3.B1" office:value-type="string"><text:p text:style-name="P2">???</text:p></table:table-cell></table:table-row><table:table-row><table:table-cell table:style-name="Table3.A2" office:value-type="string"><text:p text:style-name="P4">Eye Color</text:p></table:table-cell><table:table-cell table:style-name="Table3.B2" office:value-type="string"><text:p text:style-name="P2">???</text:p></table:table-cell></table:table-row></table:table><text:p text:style-name="Text_20_body"/><text:p text:style-name="Text_20_body">Affiliations:</text:p><text:p text:style-name="P19"><text:span text:style-name="T3">Kamakura</text:span> High School <text:span text:style-name="T1">(former)</text:span></text:p><text:p text:style-name="P20"/><text:p text:style-name="P18">Relationships:</text:p><text:p text:style-name="P21">Goya Suzuko (younger sister)</text:p><text:p text:style-name="P21">Goya <text:span text:style-name="T2">Hideyo</text:span> (<text:span text:style-name="T2">younger brother)</text:span></text:p></draw:text-box></draw:frame>Goya <text:span text:style-name="T2">Miyu</text:span></text:p>
      <text:p text:style-name="P7"/>
      <text:p text:style-name="P11">Having graduated from college, she has a sophistication and maturity that her siblings and their peers don’t. However, this experience, intelligence, and success have left her dismissive and condescending, both underestimating her accomplishments (believing that they ought to be easy, even trivial to match) and criticizing those who can’t or haven’t done so (in a “I can’t believe you haven’t even done X, Y, or Z yet!” kind of way). She is generally seen as a bit of a stuck-up bitch, though few dare say that to her face. Combined with the age gap between them, she’s never been close with her siblings, though they each look up to and respect her in their own ways, often citing that she was different growing up.</text:p>
      <text:p text:style-name="P9"/>
      <text:p text:style-name="P12">Appearance:</text:p>
      <text:p text:style-name="P10">???</text:p>
      <text:p text:style-name="P14"/>
      <text:p text:style-name="P13">Trivia:</text:p>
      <text:list xml:id="list755517567" text:style-name="L1">
        <text:list-item>
          <text:p text:style-name="P2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text-properties style:font-name="FreeSerif" fo:font-family="FreeSerif" style:font-family-generic="roman" style:font-pitch="variable" fo:font-size="10pt" fo:font-weight="bold" officeooo:rsid="00195fe4" style:font-size-asian="10pt" style:font-weight-asian="bold" style:font-size-complex="10pt" style:font-weight-complex="bold"/>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18T14:06:54.311964708</dc:date>
    <dc:creator>Lily Ellington</dc:creator>
    <meta:editing-duration>PT45M29S</meta:editing-duration>
    <meta:editing-cycles>13</meta:editing-cycles>
    <meta:generator>LibreOffice/6.0.7.3$Linux_X86_64 LibreOffice_project/00m0$Build-3</meta:generator>
    <meta:document-statistic meta:table-count="3" meta:image-count="0" meta:object-count="0" meta:page-count="1" meta:paragraph-count="31" meta:word-count="176" meta:character-count="991" meta:non-whitespace-character-count="851"/>
  </office:meta>
</office:document-meta>
</file>